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86000001B176BBEEF5336C8C64.jpg" manifest:media-type="image/jpeg"/>
  <manifest:file-entry manifest:full-path="Pictures/10000000000000F7000000C456437DC4488341A1.jpg" manifest:media-type="image/jpeg"/>
  <manifest:file-entry manifest:full-path="Pictures/1000000000000286000001B1D29688264558227D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5.233cm" svg:y="-0.797cm" svg:width="6.535cm" svg:height="5.186cm" draw:z-index="0"><draw:image xlink:href="Pictures/10000000000000F7000000C456437DC4488341A1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2" text:anchor-type="char" svg:x="0cm" svg:y="0.18cm" svg:width="17cm" svg:height="11.395cm" draw:z-index="1"><draw:image xlink:href="Pictures/1000000000000286000001B176BBEEF5336C8C64.jpg" xlink:type="simple" xlink:show="embed" xlink:actuate="onLoad" draw:mime-type="image/jpeg"/></draw:frame><draw:frame draw:style-name="fr1" draw:name="Imagen3" text:anchor-type="char" svg:x="-0.116cm" svg:y="11.832cm" svg:width="17cm" svg:height="11.395cm" draw:z-index="2"><draw:image xlink:href="Pictures/1000000000000286000001B1D29688264558227D.jpg" xlink:type="simple" xlink:show="embed" xlink:actuate="onLoad" draw:mime-type="image/jpeg"/></draw:frame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5T11:52:35.979000000</meta:creation-date>
    <dc:date>2023-12-15T11:53:55.669000000</dc:date>
    <meta:editing-duration>PT1M19S</meta:editing-duration>
    <meta:editing-cycles>1</meta:editing-cycles>
    <meta:document-statistic meta:table-count="0" meta:image-count="3" meta:object-count="0" meta:page-count="2" meta:paragraph-count="0" meta:word-count="0" meta:character-count="0" meta:non-whitespace-character-count="0"/>
    <meta:generator>LibreOffice/7.5.3.2$Windows_X86_64 LibreOffice_project/9f56dff12ba03b9acd7730a5a481eea045e468f3</meta:generator>
  </office:meta>
</office:document-meta>
</file>